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.65cm" fo:min-width="17.6cm"/>
    </style:style>
    <style:style style:name="gr2" style:family="graphic" style:parent-style-name="standard">
      <style:graphic-properties svg:stroke-color="#000000" draw:fill-color="#666666" draw:textarea-horizontal-align="justify" draw:textarea-vertical-align="middle" draw:auto-grow-height="false" fo:min-height="0.75cm" fo:min-width="17.7cm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2.45cm" fo:min-width="17.7cm"/>
    </style:style>
    <style:style style:name="gr4" style:family="graphic" style:parent-style-name="standard">
      <style:graphic-properties svg:stroke-color="#cccccc" draw:fill-color="#666666" draw:textarea-horizontal-align="justify" draw:textarea-vertical-align="middle" draw:auto-grow-height="false" fo:min-height="17.54cm" fo:min-width="16.714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666666"/>
      <style:paragraph-properties fo:text-align="center"/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text-properties fo:color="#ffffff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>
      <loext:graphic-properties draw:fill-color="#666666"/>
      <style:paragraph-properties fo:text-align="center"/>
      <style:text-properties fo:color="#ffffff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>
      <loext:graphic-properties draw:fill="none" draw:fill-color="#ffffff"/>
      <style:text-properties fo:color="#ffffff" fo:font-size="18pt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text-properties fo:color="#ffffff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color="#ffffff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color="#ffffff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color="#ffffff" fo:font-size="18pt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 Principal" draw:style-name="dp1" draw:master-page-name="Padrão">
        <draw:custom-shape draw:style-name="gr1" draw:text-style-name="P1" draw:layer="layout" svg:width="18.1cm" svg:height="2.9cm" svg:x="1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cm" svg:height="1cm" svg:x="1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8.2cm" svg:height="2.7cm" svg:x="1.3cm" svg:y="25.7cm">
          <text:p text:style-name="P3"><text:span text:style-name="T1">RODAPÉ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214cm" svg:height="17.79cm" svg:x="1.8cm" svg:y="6.61cm">
          <text:p text:style-name="P3"><text:span text:style-name="T1">FEED PRINCIPAL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7.4cm" svg:height="2.384cm" svg:x="2cm" svg:y="2.416cm">
          <draw:text-box>
            <text:p><text:span text:style-name="T2">LOGO + BARRA DE PESQUISA + REGISTRO E LOGIN</text:span></text:p>
          </draw:text-box>
        </draw:frame>
        <draw:frame draw:style-name="gr6" draw:text-style-name="P6" draw:layer="layout" svg:width="11.1cm" svg:height="0.962cm" svg:x="7.4cm" svg:y="4.3cm">
          <draw:text-box>
            <text:p><text:span text:style-name="T1">BARRA DE MENU</text:span></text:p>
          </draw:text-box>
        </draw:frame>
      </draw:page>
      <draw:page draw:name="page2" draw:style-name="dp1" draw:master-page-name="Padrão">
        <draw:custom-shape draw:style-name="gr1" draw:text-style-name="P1" draw:layer="layout" svg:width="18.1cm" svg:height="2.9cm" svg:x="1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cm" svg:height="1cm" svg:x="1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8.2cm" svg:height="2.7cm" svg:x="1.3cm" svg:y="25.7cm">
          <text:p text:style-name="P3"><text:span text:style-name="T3">RODAPÉ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7.214cm" svg:height="17.79cm" svg:x="1.8cm" svg:y="6.61cm">
          <text:p text:style-name="P3"><text:span text:style-name="T3">CADASTRO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7.4cm" svg:height="2.384cm" svg:x="2cm" svg:y="2.416cm">
          <draw:text-box>
            <text:p><text:span text:style-name="T4">LOGO + BARRA DE PESQUISA + REGISTRO E LOGIN</text:span></text:p>
          </draw:text-box>
        </draw:frame>
        <draw:frame draw:style-name="gr6" draw:text-style-name="P9" draw:layer="layout" svg:width="11.1cm" svg:height="0.962cm" svg:x="7.4cm" svg:y="4.3cm">
          <draw:text-box>
            <text:p><text:span text:style-name="T3">BARRA DE MENU</text:span></text:p>
          </draw:text-box>
        </draw:frame>
      </draw:page>
      <draw:page draw:name="page3" draw:style-name="dp1" draw:master-page-name="Padrão">
        <draw:custom-shape draw:style-name="gr1" draw:text-style-name="P1" draw:layer="layout" svg:width="18.1cm" svg:height="2.9cm" svg:x="1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cm" svg:height="1cm" svg:x="1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8.2cm" svg:height="2.7cm" svg:x="1.3cm" svg:y="25.7cm">
          <text:p text:style-name="P3"><text:span text:style-name="T1">RODAPÉ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214cm" svg:height="17.79cm" svg:x="1.8cm" svg:y="6.61cm">
          <text:p text:style-name="P3"><text:span text:style-name="T1">FEED MATÉRIA ESCOLHIDA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7.4cm" svg:height="2.384cm" svg:x="2cm" svg:y="2.416cm">
          <draw:text-box>
            <text:p><text:span text:style-name="T2">LOGO + BARRA DE PESQUISA + REGISTRO E LOGIN</text:span></text:p>
          </draw:text-box>
        </draw:frame>
        <draw:frame draw:style-name="gr6" draw:text-style-name="P6" draw:layer="layout" svg:width="11.1cm" svg:height="0.962cm" svg:x="7.4cm" svg:y="4.3cm">
          <draw:text-box>
            <text:p><text:span text:style-name="T1">BARRA DE MENU</text:span></text:p>
          </draw:text-box>
        </draw:frame>
      </draw:page>
      <draw:page draw:name="page4" draw:style-name="dp1" draw:master-page-name="Padrão">
        <draw:custom-shape draw:style-name="gr1" draw:text-style-name="P1" draw:layer="layout" svg:width="18.1cm" svg:height="2.9cm" svg:x="1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cm" svg:height="1cm" svg:x="1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8.2cm" svg:height="2.7cm" svg:x="1.3cm" svg:y="25.7cm">
          <text:p text:style-name="P3"><text:span text:style-name="T3">RODAPÉ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7.214cm" svg:height="17.79cm" svg:x="1.8cm" svg:y="6.61cm">
          <text:p text:style-name="P3"><text:span text:style-name="T3">MATÉRIA ESCOLHIDA</text:span></text:p>
          <text:p text:style-name="P3"><text:span text:style-name="T3">+</text:span></text:p>
          <text:p text:style-name="P3"><text:span text:style-name="T3">COMENTÁRIO</text:span></text:p>
          <text:p text:style-name="P3"><text:span text:style-name="T3">+</text:span></text:p>
          <text:p text:style-name="P3"><text:span text:style-name="T3">AVALIAÇÃO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7.4cm" svg:height="2.384cm" svg:x="2cm" svg:y="2.416cm">
          <draw:text-box>
            <text:p><text:span text:style-name="T4">LOGO + BARRA DE PESQUISA + REGISTRO E LOGIN</text:span></text:p>
          </draw:text-box>
        </draw:frame>
        <draw:frame draw:style-name="gr6" draw:text-style-name="P9" draw:layer="layout" svg:width="11.1cm" svg:height="0.962cm" svg:x="7.4cm" svg:y="4.3cm">
          <draw:text-box>
            <text:p><text:span text:style-name="T3">BARRA DE MENU</text:span></text:p>
          </draw:text-box>
        </draw:frame>
      </draw:page>
      <draw:page draw:name="page5" draw:style-name="dp1" draw:master-page-name="Padrão">
        <draw:custom-shape draw:style-name="gr1" draw:text-style-name="P1" draw:layer="layout" svg:width="18.1cm" svg:height="2.9cm" svg:x="1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cm" svg:height="1cm" svg:x="1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8.2cm" svg:height="2.7cm" svg:x="1.3cm" svg:y="25.7cm">
          <text:p text:style-name="P3"><text:span text:style-name="T3">RODAPÉ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7.214cm" svg:height="17.79cm" svg:x="1.8cm" svg:y="6.61cm">
          <text:p text:style-name="P3"><text:span text:style-name="T3">UPLOAD DE CONTEÚDO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7.4cm" svg:height="2.384cm" svg:x="2cm" svg:y="2.416cm">
          <draw:text-box>
            <text:p><text:span text:style-name="T4">LOGO + BARRA DE PESQUISA + REGISTRO E LOGIN</text:span></text:p>
          </draw:text-box>
        </draw:frame>
        <draw:frame draw:style-name="gr6" draw:text-style-name="P9" draw:layer="layout" svg:width="11.1cm" svg:height="0.962cm" svg:x="7.4cm" svg:y="4.3cm">
          <draw:text-box>
            <text:p><text:span text:style-name="T3">BARRA DE MENU</text:span></text:p>
          </draw:text-box>
        </draw:frame>
      </draw:page>
      <draw:page draw:name="page6" draw:style-name="dp1" draw:master-page-name="Padrão">
        <draw:custom-shape draw:style-name="gr1" draw:text-style-name="P1" draw:layer="layout" svg:width="18.1cm" svg:height="2.9cm" svg:x="1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cm" svg:height="1cm" svg:x="1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8.2cm" svg:height="2.7cm" svg:x="1.3cm" svg:y="25.7cm">
          <text:p text:style-name="P3"><text:span text:style-name="T3">RODAPÉ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7.214cm" svg:height="17.79cm" svg:x="1.8cm" svg:y="6.61cm">
          <text:p text:style-name="P3"><text:span text:style-name="T3">GERENCIAMENTO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7.4cm" svg:height="2.384cm" svg:x="2cm" svg:y="2.416cm">
          <draw:text-box>
            <text:p><text:span text:style-name="T4">LOGO + BARRA DE PESQUISA + REGISTRO E LOGIN</text:span></text:p>
          </draw:text-box>
        </draw:frame>
        <draw:frame draw:style-name="gr6" draw:text-style-name="P9" draw:layer="layout" svg:width="11.1cm" svg:height="0.962cm" svg:x="7.4cm" svg:y="4.3cm">
          <draw:text-box>
            <text:p><text:span text:style-name="T3">BARRA DE MEN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07:13:47.336000000</meta:creation-date>
    <dc:date>2018-09-05T08:41:43.115000000</dc:date>
    <meta:editing-duration>PT1H10M38S</meta:editing-duration>
    <meta:editing-cycles>2</meta:editing-cycles>
    <meta:generator>LibreOffice/5.2.4.2$Windows_x86 LibreOffice_project/3d5603e1122f0f102b62521720ab13a38a4e0eb0</meta:generator>
    <meta:document-statistic meta:object-count="36"/>
  </office:meta>
</office:document-meta>
</file>